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7" style:family="table-cell" style:parent-style-name="Default"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#ffd8ce"/>
      <style:text-properties style:use-window-font-color="true"/>
    </style:style>
    <style:style style:name="ce99" style:family="table-cell" style:parent-style-name="Default" style:data-style-name="N2"/>
    <style:style style:name="ce88" style:family="table-cell" style:parent-style-name="Default">
      <style:table-cell-properties fo:background-color="#ffd7d7"/>
    </style:style>
    <style:style style:name="ce100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/>
          <table:table-cell table:style-name="ce14" office:value-type="string" calcext:value-type="string">
            <text:p>Numeric</text:p>
          </table:table-cell>
          <table:table-cell table:style-name="ce14" table:number-columns-repeated="49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4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29" table:content-validation-name="val2" office:value-type="string" calcext:value-type="string">
            <office:annotation draw:style-name="gr2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3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9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29" table:content-validation-name="val5" office:value-type="string" calcext:value-type="string">
            <office:annotation draw:style-name="gr4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24" table:content-validation-name="val6" office:value-type="string" calcext:value-type="string">
            <office:annotation draw:style-name="gr5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9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9" table:content-validation-name="val8" office:value-type="string" calcext:value-type="string">
            <office:annotation draw:style-name="gr6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29" table:content-validation-name="val9" office:value-type="string" calcext:value-type="string">
            <office:annotation draw:style-name="gr7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1" table:content-validation-name="val16" office:value-type="float" office:value="1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37" office:value-type="string" calcext:value-type="string">
            <office:annotation draw:style-name="gr6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87" table:formula="of:=ROUNDDOWN([.C4]*[.C17]*[.E20];0)" office:value-type="float" office:value="2700" calcext:value-type="float">
            <text:p>2700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37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9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1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2</text:p>
          </table:table-cell>
          <table:table-cell table:style-name="ce37" office:value-type="string" calcext:value-type="string">
            <office:annotation draw:style-name="gr6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87" table:formula="of:=ROUNDDOWN([.C4]*[.C17]*[.E25]*[.C28];0)" office:value-type="float" office:value="3240" calcext:value-type="float">
            <text:p>3240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28]/[.C4]" office:value-type="float" office:value="1.5" calcext:value-type="float">
            <office:annotation draw:style-name="gr11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5" calcext:value-type="float">
            <office:annotation draw:style-name="gr11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28]*[.C3];0);&quot;x&quot;;ROUNDDOWN([.G28]*[.C4];0))" office:value-type="string" office:string-value="5760x3240" calcext:value-type="string">
            <office:annotation draw:style-name="gr12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37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3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974" calcext:value-type="float">
            <office:annotation draw:style-name="gr9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974" calcext:value-type="float">
            <office:annotation draw:style-name="gr9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74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text:p>Limits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4" table:content-validation-name="val1" office:value-type="string" calcext:value-type="string"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29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9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29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24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9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9" table:content-validation-name="val8" office:value-type="string" calcext:value-type="string">
            <office:annotation draw:style-name="gr6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29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23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37" office:value-type="string" calcext:value-type="string">
            <text:p>v</text:p>
          </table:table-cell>
          <table:table-cell table:style-name="ce87" table:formula="of:=ROUNDDOWN([.C37]*[.C50]*[.E53];0)" office:value-type="float" office:value="2737" calcext:value-type="float">
            <text:p>2737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37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87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37" office:value-type="string" calcext:value-type="string">
            <text:p>v</text:p>
          </table:table-cell>
          <table:table-cell table:style-name="ce87" table:formula="of:=ROUNDDOWN([.C37]*[.C50]*[.E58]*[.C61];0)" office:value-type="float" office:value="3284" calcext:value-type="float">
            <text:p>3284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37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office:annotation draw:style-name="gr14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251.98725105966" calcext:value-type="float">
            <text:p>3252</text:p>
          </table:table-cell>
          <table:table-cell table:style-name="ce72" table:formula="of:=[.E114]/[.$C$74]" office:value-type="float" office:value="1.50554965326836" calcext:value-type="float">
            <text:p>1.506</text:p>
          </table:table-cell>
          <table:table-cell table:style-name="ce72" table:formula="of:=[.F114]*[.$C$77]" office:value-type="float" office:value="29.5629729915775" calcext:value-type="float">
            <text:p>29.5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245.5698854938" calcext:value-type="float">
            <text:p>3246</text:p>
          </table:table-cell>
          <table:table-cell table:style-name="ce72" table:formula="of:=[.E115]/[.$C$74]" office:value-type="float" office:value="1.50257865069157" calcext:value-type="float">
            <text:p>1.503</text:p>
          </table:table-cell>
          <table:table-cell table:style-name="ce72" table:formula="of:=[.F115]*[.$C$77]" office:value-type="float" office:value="29.5046343849797" calcext:value-type="float">
            <text:p>29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13.59304768077" calcext:value-type="float">
            <text:p>3214</text:p>
          </table:table-cell>
          <table:table-cell table:style-name="ce72" table:formula="of:=[.E116]/[.$C$74]" office:value-type="float" office:value="1.48777455911147" calcext:value-type="float">
            <text:p>1.488</text:p>
          </table:table-cell>
          <table:table-cell table:style-name="ce72" table:formula="of:=[.F116]*[.$C$77]" office:value-type="float" office:value="29.2139412427128" calcext:value-type="float">
            <text:p>29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874.32500265397" calcext:value-type="float">
            <text:p>2874</text:p>
          </table:table-cell>
          <table:table-cell table:style-name="ce72" table:formula="of:=[.E117]/[.$C$74]" office:value-type="float" office:value="1.33070601974721" calcext:value-type="float">
            <text:p>1.331</text:p>
          </table:table-cell>
          <table:table-cell table:style-name="ce72" table:formula="of:=[.F117]*[.$C$77]" office:value-type="float" office:value="26.1297434037562" calcext:value-type="float">
            <text:p>26.1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05.92230826158" calcext:value-type="float">
            <text:p>2806</text:p>
          </table:table-cell>
          <table:table-cell table:style-name="ce72" table:formula="of:=[.E118]/[.$C$74]" office:value-type="float" office:value="1.29903810567666" calcext:value-type="float">
            <text:p>1.299</text:p>
          </table:table-cell>
          <table:table-cell table:style-name="ce72" table:formula="of:=[.F118]*[.$C$77]" office:value-type="float" office:value="25.5079122430669" calcext:value-type="float">
            <text:p>25.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039.38941236558" calcext:value-type="float">
            <text:p>3039</text:p>
          </table:table-cell>
          <table:table-cell table:style-name="ce72" table:formula="of:=[.E119]/[.$C$74]" office:value-type="float" office:value="1.40712472794703" calcext:value-type="float">
            <text:p>1.407</text:p>
          </table:table-cell>
          <table:table-cell table:style-name="ce72" table:formula="of:=[.F119]*[.$C$77]" office:value-type="float" office:value="27.6303011579679" calcext:value-type="float">
            <text:p>27.6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09.4439588031" calcext:value-type="float">
            <text:p>3009</text:p>
          </table:table-cell>
          <table:table-cell table:style-name="ce72" table:formula="of:=[.E120]/[.$C$74]" office:value-type="float" office:value="1.39326109203847" calcext:value-type="float">
            <text:p>1.393</text:p>
          </table:table-cell>
          <table:table-cell table:style-name="ce72" table:formula="of:=[.F120]*[.$C$77]" office:value-type="float" office:value="27.3580748032674" calcext:value-type="float">
            <text:p>27.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22.14448335045" calcext:value-type="float">
            <text:p>2722</text:p>
          </table:table-cell>
          <table:table-cell table:style-name="ce72" table:formula="of:=[.E126]/[.$C$74]" office:value-type="float" office:value="1.26025207562521" calcext:value-type="float">
            <text:p>1.260</text:p>
          </table:table-cell>
          <table:table-cell table:style-name="ce72" table:formula="of:=[.F126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22.14448335045" calcext:value-type="float">
            <text:p>2722</text:p>
          </table:table-cell>
          <table:table-cell table:style-name="ce72" table:formula="of:=[.E127]/[.$C$74]" office:value-type="float" office:value="1.26025207562521" calcext:value-type="float">
            <text:p>1.260</text:p>
          </table:table-cell>
          <table:table-cell table:style-name="ce72" table:formula="of:=[.F127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763.08128396871" calcext:value-type="float">
            <text:p>2763</text:p>
          </table:table-cell>
          <table:table-cell table:style-name="ce72" table:formula="of:=[.E128]/[.$C$74]" office:value-type="float" office:value="1.27920429813366" calcext:value-type="float">
            <text:p>1.279</text:p>
          </table:table-cell>
          <table:table-cell table:style-name="ce72" table:formula="of:=[.F128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07.33778343917" calcext:value-type="float">
            <text:p>2907</text:p>
          </table:table-cell>
          <table:table-cell table:style-name="ce72" table:formula="of:=[.E129]/[.$C$74]" office:value-type="float" office:value="1.34598971455517" calcext:value-type="float">
            <text:p>1.346</text:p>
          </table:table-cell>
          <table:table-cell table:style-name="ce72" table:formula="of:=[.F129]*[.$C$77]" office:value-type="float" office:value="26.4298540350053" calcext:value-type="float">
            <text:p>26.4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763.08128396871" calcext:value-type="float">
            <text:p>2763</text:p>
          </table:table-cell>
          <table:table-cell table:style-name="ce72" table:formula="of:=[.E130]/[.$C$74]" office:value-type="float" office:value="1.27920429813366" calcext:value-type="float">
            <text:p>1.279</text:p>
          </table:table-cell>
          <table:table-cell table:style-name="ce72" table:formula="of:=[.F130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992.29599039227" calcext:value-type="float">
            <text:p>2992</text:p>
          </table:table-cell>
          <table:table-cell table:style-name="ce72" table:formula="of:=[.E131]/[.$C$74]" office:value-type="float" office:value="1.3853222177742" calcext:value-type="float">
            <text:p>1.385</text:p>
          </table:table-cell>
          <table:table-cell table:style-name="ce72" table:formula="of:=[.F131]*[.$C$77]" office:value-type="float" office:value="27.2021870682142" calcext:value-type="float">
            <text:p>27.2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984.9887853693" calcext:value-type="float">
            <text:p>2985</text:p>
          </table:table-cell>
          <table:table-cell table:style-name="ce72" table:formula="of:=[.E132]/[.$C$74]" office:value-type="float" office:value="1.38193925248579" calcext:value-type="float">
            <text:p>1.382</text:p>
          </table:table-cell>
          <table:table-cell table:style-name="ce72" table:formula="of:=[.F132]*[.$C$77]" office:value-type="float" office:value="27.1357591618109" calcext:value-type="float">
            <text:p>27.1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950.21450333784" calcext:value-type="float">
            <text:p>2950</text:p>
          </table:table-cell>
          <table:table-cell table:style-name="ce72" table:formula="of:=[.E133]/[.$C$74]" office:value-type="float" office:value="1.36584004784159" calcext:value-type="float">
            <text:p>1.366</text:p>
          </table:table-cell>
          <table:table-cell table:style-name="ce72" table:formula="of:=[.F133]*[.$C$77]" office:value-type="float" office:value="26.8196351794175" calcext:value-type="float">
            <text:p>26.8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511.71354737754" calcext:value-type="float">
            <text:p>3512</text:p>
          </table:table-cell>
          <table:table-cell table:style-name="ce72" table:formula="of:=[.E134]/[.$C$74]" office:value-type="float" office:value="1.62579330897108" calcext:value-type="float">
            <text:p>1.626</text:p>
          </table:table-cell>
          <table:table-cell table:style-name="ce72" table:formula="of:=[.F134]*[.$C$77]" office:value-type="float" office:value="31.9240774149562" calcext:value-type="float">
            <text:p>31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322.03829922812" calcext:value-type="float">
            <text:p>3322</text:p>
          </table:table-cell>
          <table:table-cell table:style-name="ce72" table:formula="of:=[.E135]/[.$C$74]" office:value-type="float" office:value="1.53798069408709" calcext:value-type="float">
            <text:p>1.538</text:p>
          </table:table-cell>
          <table:table-cell table:style-name="ce72" table:formula="of:=[.F135]*[.$C$77]" office:value-type="float" office:value="30.1997889090941" calcext:value-type="float">
            <text:p>30.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182.034676249" calcext:value-type="float">
            <text:p>3182</text:p>
          </table:table-cell>
          <table:table-cell table:style-name="ce72" table:formula="of:=[.E136]/[.$C$74]" office:value-type="float" office:value="1.47316420196713" calcext:value-type="float">
            <text:p>1.473</text:p>
          </table:table-cell>
          <table:table-cell table:style-name="ce72" table:formula="of:=[.F136]*[.$C$77]" office:value-type="float" office:value="28.9270522698265" calcext:value-type="float">
            <text:p>28.9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673.44387030279" calcext:value-type="float">
            <text:p>2673</text:p>
          </table:table-cell>
          <table:table-cell table:style-name="ce72" table:formula="of:=[.E137]/[.$C$74]" office:value-type="float" office:value="1.23770549551055" calcext:value-type="float">
            <text:p>1.238</text:p>
          </table:table-cell>
          <table:table-cell table:style-name="ce72" table:formula="of:=[.F137]*[.$C$77]" office:value-type="float" office:value="24.3035851098452" calcext:value-type="float">
            <text:p>24.30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240" calcext:value-type="float">
            <text:p>3240</text:p>
          </table:table-cell>
          <table:table-cell table:style-name="ce72" table:formula="of:=[.E140]/[.$C$74]" office:value-type="float" office:value="1.5" calcext:value-type="float">
            <text:p>1.500</text:p>
          </table:table-cell>
          <table:table-cell table:style-name="ce72" table:formula="of:=[.F140]*[.$C$77]" office:value-type="float" office:value="29.454" calcext:value-type="float">
            <text:p>29.454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62"/>
        </table:table-row>
        <table:table-row table:style-name="ro1">
          <table:table-cell table:style-name="ce20" table:number-columns-repeated="2"/>
          <table:table-cell table:number-columns-repeated="62"/>
        </table:table-row>
        <table:table-row table:style-name="ro1">
          <table:table-cell table:style-name="ce20" office:value-type="string" calcext:value-type="string">
            <text:p>Shaders Mod</text:p>
          </table:table-cell>
          <table:table-cell table:style-name="ce20"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table:style-name="ce20" table:number-columns-repeated="2"/>
          <table:table-cell table:number-columns-repeated="62"/>
        </table:table-row>
        <table:table-row table:style-name="ro1">
          <table:table-cell table:style-name="ce93" office:value-type="string" calcext:value-type="string">
            <text:p>Textures</text:p>
          </table:table-cell>
          <table:table-cell table:style-name="ce97" office:value-type="string" calcext:value-type="string">
            <text:p>High</text:p>
          </table:table-cell>
          <table:table-cell table:number-columns-repeated="62"/>
        </table:table-row>
        <table:table-row table:style-name="ro1">
          <table:table-cell table:style-name="ce93" office:value-type="string" calcext:value-type="string">
            <text:p>Terrain Textures</text:p>
          </table:table-cell>
          <table:table-cell table:style-name="ce97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table:style-name="ce34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MSAA</text:p>
          </table:table-cell>
          <table:table-cell table:style-name="ce98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2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99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87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94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ync</text:p>
          </table:table-cell>
          <table:table-cell table:style-name="ce88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94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AX (1000) OR 100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37" office:value-type="string" calcext:value-type="string">
            <text:p>Pixel Density</text:p>
          </table:table-cell>
          <table:table-cell table:style-name="ce100" table:formula="of:=[$'DCS-FA18C'.C28]" office:value-type="float" office:value="1.2" calcext:value-type="float">
            <text:p>1.2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96" office:value-type="string" calcext:value-type="string">
            <text:p>NVIDIA</text:p>
          </table:table-cell>
          <table:table-cell table:style-name="ce20" table:number-columns-repeated="5"/>
          <table:table-cell table:style-name="ce2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20" table:number-columns-repeated="57"/>
        </table:table-row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21:05:51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3-13T21:06:05.731000000</dc:date>
    <meta:editing-duration>P1DT7H41M10S</meta:editing-duration>
    <meta:editing-cycles>420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553" meta:object-count="0"/>
  </office:meta>
</office:document-meta>
</file>